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 Loading" table:style-name="ta1">
        <table:shapes>
          <draw:frame draw:z-index="0" draw:style-name="gr1" draw:text-style-name="P1" svg:width="453.51pt" svg:height="255.09pt" svg:x="378.17pt" svg:y="0pt">
            <draw:object draw:notify-on-update-of-ranges="'Data Loading'.C1:'Data Loading'.C1 'Data Loading'.C2:'Data Loading'.C5 'Data Loading'.D1:'Data Loading'.D1 'Data Loading'.D2:'Data Loading'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5.87pt" svg:y="270.91pt">
            <draw:object draw:notify-on-update-of-ranges="'Data Loading'.E1:'Data Loading'.E1 'Data Loading'.E2:'Data Loading'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amples per GPU</text:p>
          </table:table-cell>
          <table:table-cell table:style-name="ce1" office:value-type="string" calcext:value-type="string">
            <text:p>GPU Count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office:value-type="float" office:value="79739" calcext:value-type="float">
            <text:p>79739</text:p>
          </table:table-cell>
          <table:table-cell office:value-type="float" office:value="1" calcext:value-type="float">
            <text:p>1</text:p>
          </table:table-cell>
          <table:table-cell office:value-type="float" office:value="14.791" calcext:value-type="float">
            <text:p>14.791</text:p>
          </table:table-cell>
          <table:table-cell office:value-type="float" office:value="62.002" calcext:value-type="float">
            <text:p>62.002</text:p>
          </table:table-cell>
          <table:table-cell table:style-name="ce2" table:formula="of:=[.D2]/[.C2]" office:value-type="float" office:value="4.19187343654925" calcext:value-type="float">
            <text:p>4.19</text:p>
          </table:table-cell>
        </table:table-row>
        <table:table-row table:style-name="ro1">
          <table:table-cell office:value-type="float" office:value="79739" calcext:value-type="float">
            <text:p>79739</text:p>
          </table:table-cell>
          <table:table-cell office:value-type="float" office:value="2" calcext:value-type="float">
            <text:p>2</text:p>
          </table:table-cell>
          <table:table-cell office:value-type="float" office:value="17.007" calcext:value-type="float">
            <text:p>17.007</text:p>
          </table:table-cell>
          <table:table-cell office:value-type="float" office:value="62.993" calcext:value-type="float">
            <text:p>62.993</text:p>
          </table:table-cell>
          <table:table-cell table:style-name="ce2" table:formula="of:=[.D3]/[.C3]" office:value-type="float" office:value="3.70394543423296" calcext:value-type="float">
            <text:p>3.70</text:p>
          </table:table-cell>
        </table:table-row>
        <table:table-row table:style-name="ro1">
          <table:table-cell office:value-type="float" office:value="79739" calcext:value-type="float">
            <text:p>79739</text:p>
          </table:table-cell>
          <table:table-cell office:value-type="float" office:value="3" calcext:value-type="float">
            <text:p>3</text:p>
          </table:table-cell>
          <table:table-cell office:value-type="float" office:value="16.747" calcext:value-type="float">
            <text:p>16.747</text:p>
          </table:table-cell>
          <table:table-cell office:value-type="float" office:value="63.691" calcext:value-type="float">
            <text:p>63.691</text:p>
          </table:table-cell>
          <table:table-cell table:style-name="ce2" table:formula="of:=[.D4]/[.C4]" office:value-type="float" office:value="3.80312891861229" calcext:value-type="float">
            <text:p>3.80</text:p>
          </table:table-cell>
        </table:table-row>
        <table:table-row table:style-name="ro1">
          <table:table-cell office:value-type="float" office:value="79739" calcext:value-type="float">
            <text:p>79739</text:p>
          </table:table-cell>
          <table:table-cell office:value-type="float" office:value="4" calcext:value-type="float">
            <text:p>4</text:p>
          </table:table-cell>
          <table:table-cell office:value-type="float" office:value="17.598" calcext:value-type="float">
            <text:p>17.598</text:p>
          </table:table-cell>
          <table:table-cell office:value-type="float" office:value="66.712" calcext:value-type="float">
            <text:p>66.712</text:p>
          </table:table-cell>
          <table:table-cell table:style-name="ce2" table:formula="of:=[.D5]/[.C5]" office:value-type="float" office:value="3.79088532787817" calcext:value-type="float">
            <text:p>3.79</text:p>
          </table:table-cell>
        </table:table-row>
        <table:table-row table:style-name="ro1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 calcext:value-type="string">
            <text:p>Samples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float" office:value="79739" calcext:value-type="float">
            <text:p>79739</text:p>
          </table:table-cell>
          <table:table-cell office:value-type="float" office:value="17.598" calcext:value-type="float">
            <text:p>17.598</text:p>
          </table:table-cell>
          <table:table-cell office:value-type="float" office:value="66.712" calcext:value-type="float">
            <text:p>66.712</text:p>
          </table:table-cell>
          <table:table-cell table:number-columns-repeated="2"/>
        </table:table-row>
      </table:table>
      <table:table table:name="Full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Clear Sans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8:13:16.255418873</meta:creation-date>
    <meta:generator>LibreOffice/6.1.3.2$Linux_X86_64 LibreOffice_project/10$Build-2</meta:generator>
    <dc:date>2018-12-13T20:22:15.964917764</dc:date>
    <meta:editing-duration>PT1H1M11S</meta:editing-duration>
    <meta:editing-cycles>6</meta:editing-cycles>
    <meta:document-statistic meta:table-count="2" meta:cell-count="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13cm" svg:y="0.316cm" chart:style-name="ch2">
          <text:p>Data Loading: Sequential Python + Pandas vs. OpenMP + CUDA (C)</text:p>
        </chart:title>
        <chart:subtitle svg:x="5.72cm" svg:y="1.275cm" chart:style-name="ch3">
          <text:p>Samples: 79739 per GPU</text:p>
        </chart:subtitle>
        <chart:legend chart:legend-position="end" svg:x="14.16cm" svg:y="3.952cm" style:legend-expansion="high" chart:style-name="ch4"/>
        <chart:plot-area chart:style-name="ch5" table:cell-range-address="'Data Loading'.C1:'Data Loading'.D5" chart:data-source-has-labels="row" svg:x="1.331cm" svg:y="2.138cm" svg:width="12.509cm" svg:height="5.701cm">
          <chartooo:coordinate-region svg:x="1.952cm" svg:y="2.337cm" svg:width="11.888cm" svg:height="4.855cm"/>
          <chart:axis chart:dimension="x" chart:name="primary-x" chart:style-name="ch6">
            <chart:title svg:x="6.708cm" svg:y="8.019cm" chart:style-name="ch7">
              <text:p>GPU Count</text:p>
            </chart:title>
          </chart:axis>
          <chart:axis chart:dimension="y" chart:name="primary-y" chart:style-name="ch8">
            <chart:title svg:x="0.451cm" svg:y="7.281cm" chart:style-name="ch9">
              <text:p>Total Loading Time in Seconds</text:p>
            </chart:title>
            <chart:grid chart:style-name="ch10" chart:class="major"/>
          </chart:axis>
          <chart:series chart:style-name="ch11" chart:values-cell-range-address="'Data Loading'.C2:'Data Loading'.C5" chart:label-cell-address="'Data Loading'.C1:'Data Loading'.C1" chart:class="chart:bar">
            <chart:data-point chart:repeated="4"/>
          </chart:series>
          <chart:series chart:style-name="ch12" chart:values-cell-range-address="'Data Loading'.D2:'Data Loading'.D5" chart:label-cell-address="'Data Loading'.D1:'Data Loading'.D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'Data Loading'.C1:'Data Loading'.C1</svg:desc>
                </draw:g>
              </table:table-cell>
              <table:table-cell office:value-type="string">
                <text:p>Python</text:p>
                <draw:g>
                  <svg:desc>'Data Loading'.D1:'Data Loading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91">
                <text:p>14.791</text:p>
                <draw:g>
                  <svg:desc>'Data Loading'.C2:'Data Loading'.C5</svg:desc>
                </draw:g>
              </table:table-cell>
              <table:table-cell office:value-type="float" office:value="62.002">
                <text:p>62.002</text:p>
                <draw:g>
                  <svg:desc>'Data Loading'.D2:'Data Loading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007">
                <text:p>17.007</text:p>
              </table:table-cell>
              <table:table-cell office:value-type="float" office:value="62.993">
                <text:p>62.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747">
                <text:p>16.747</text:p>
              </table:table-cell>
              <table:table-cell office:value-type="float" office:value="63.691">
                <text:p>63.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598">
                <text:p>17.598</text:p>
              </table:table-cell>
              <table:table-cell office:value-type="float" office:value="66.712">
                <text:p>66.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82cm" svg:y="0.316cm" chart:style-name="ch2">
          <text:p>Data Loading: Relative Speedup for Python + Pandas vs. CUDA + OpenMP</text:p>
        </chart:title>
        <chart:subtitle svg:x="5.72cm" svg:y="1.275cm" chart:style-name="ch3">
          <text:p>Samples: 79739 per GPU</text:p>
        </chart:subtitle>
        <chart:legend chart:legend-position="end" svg:x="13.896cm" svg:y="4.201cm" style:legend-expansion="high" chart:style-name="ch4"/>
        <chart:plot-area chart:style-name="ch5" table:cell-range-address="'Data Loading'.E1:'Data Loading'.E5" chart:data-source-has-labels="row" svg:x="1.331cm" svg:y="2.138cm" svg:width="12.245cm" svg:height="5.701cm">
          <chartooo:coordinate-region svg:x="2.243cm" svg:y="2.338cm" svg:width="11.333cm" svg:height="4.854cm"/>
          <chart:axis chart:dimension="x" chart:name="primary-x" chart:style-name="ch6">
            <chart:title svg:x="6.576cm" svg:y="8.019cm" chart:style-name="ch7">
              <text:p>GPU Count</text:p>
            </chart:title>
          </chart:axis>
          <chart:axis chart:dimension="y" chart:name="primary-y" chart:style-name="ch8">
            <chart:title svg:x="0.451cm" svg:y="7.718cm" chart:style-name="ch9">
              <text:p>Python Total Time / CUDA Total Time</text:p>
            </chart:title>
            <chart:grid chart:style-name="ch10" chart:class="major"/>
          </chart:axis>
          <chart:series chart:style-name="ch11" chart:values-cell-range-address="'Data Loading'.E2:'Data Loading'.E5" chart:label-cell-address="'Data Loading'.E1:'Data Loading'.E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'Data Loading'.E1:'Data Loading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9187343654925">
                <text:p>4.19187343654925</text:p>
                <draw:g>
                  <svg:desc>'Data Loading'.E2:'Data Loading'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0394543423296">
                <text:p>3.70394543423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0312891861229">
                <text:p>3.80312891861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9088532787817">
                <text:p>3.790885327878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